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iberation Serif" fo:font-size="9pt" fo:font-weight="bold" officeooo:rsid="003879f9" officeooo:paragraph-rsid="003879f9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Liberation Serif" fo:font-size="9pt" fo:font-weight="bold" officeooo:rsid="003f18fe" officeooo:paragraph-rsid="003f18fe" style:font-size-asian="9pt" style:font-weight-asian="bold" style:font-size-complex="9pt" style:font-weight-complex="bold"/>
    </style:style>
    <style:style style:name="P10" style:family="paragraph" style:parent-style-name="Text_20_body">
      <style:text-properties style:font-name="Liberation Serif" fo:font-size="9pt" fo:font-weight="bold" officeooo:rsid="00411459" officeooo:paragraph-rsid="00411459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Liberation Serif" fo:font-size="9pt" fo:font-weight="bold" officeooo:rsid="00396657" officeooo:paragraph-rsid="00396657" style:font-size-asian="9pt" style:font-size-complex="9pt"/>
    </style:style>
    <style:style style:name="P12" style:family="paragraph" style:parent-style-name="Text_20_body">
      <style:text-properties style:font-name="Liberation Serif" fo:font-size="9pt" style:font-size-asian="9pt" style:font-size-complex="9pt"/>
    </style:style>
    <style:style style:name="P13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14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5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6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7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8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19" style:family="paragraph" style:parent-style-name="Text_20_body">
      <style:text-properties style:font-name="Liberation Serif" fo:font-size="9pt" officeooo:rsid="003879f9" officeooo:paragraph-rsid="003879f9" style:font-size-asian="9pt" style:font-size-complex="9pt"/>
    </style:style>
    <style:style style:name="P20" style:family="paragraph" style:parent-style-name="Text_20_body">
      <style:text-properties style:font-name="Liberation Serif" fo:font-size="9pt" officeooo:rsid="00396657" officeooo:paragraph-rsid="00396657" style:font-size-asian="9pt" style:font-size-complex="9pt"/>
    </style:style>
    <style:style style:name="P21" style:family="paragraph" style:parent-style-name="Text_20_body">
      <style:text-properties style:font-name="Liberation Serif" fo:font-size="9pt" officeooo:rsid="003f18fe" officeooo:paragraph-rsid="003f18fe" style:font-size-asian="9pt" style:font-size-complex="9pt"/>
    </style:style>
    <style:style style:name="P22" style:family="paragraph" style:parent-style-name="Text_20_body">
      <style:text-properties style:font-name="Liberation Serif" fo:font-size="9pt" officeooo:rsid="00411459" officeooo:paragraph-rsid="00411459" style:font-size-asian="9pt" style:font-size-complex="9pt"/>
    </style:style>
    <style:style style:name="P23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24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25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26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27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28" style:family="paragraph" style:parent-style-name="Text_20_body">
      <style:text-properties style:font-name="Liberation Serif" fo:font-size="9pt" fo:font-weight="normal" officeooo:rsid="0036da98" officeooo:paragraph-rsid="0036da98" style:font-size-asian="9pt" style:font-weight-asian="normal" style:font-size-complex="9pt" style:font-weight-complex="normal"/>
    </style:style>
    <style:style style:name="P29" style:family="paragraph" style:parent-style-name="Text_20_body">
      <style:text-properties style:font-name="Liberation Serif" fo:font-size="9pt" fo:language="en" fo:country="GB" fo:font-weight="normal" officeooo:paragraph-rsid="004aa9c5" style:font-size-asian="9pt" style:font-weight-asian="normal" style:font-size-complex="9pt" style:font-weight-complex="normal"/>
    </style:style>
    <style:style style:name="P30" style:family="paragraph" style:parent-style-name="Text_20_body">
      <style:text-properties style:font-name="Liberation Serif" fo:font-size="9pt" fo:language="en" fo:country="GB" fo:font-weight="normal" officeooo:paragraph-rsid="004c703b" style:font-size-asian="9pt" style:font-weight-asian="normal" style:font-size-complex="9pt" style:font-weight-complex="normal"/>
    </style:style>
    <style:style style:name="P31" style:family="paragraph" style:parent-style-name="Text_20_body">
      <style:text-properties fo:font-size="9pt" fo:language="en" fo:country="GB" fo:font-weight="bold" officeooo:paragraph-rsid="004aa9c5" style:font-size-asian="9pt" style:font-weight-asian="bold" style:font-size-complex="9pt"/>
    </style:style>
    <style:style style:name="P32" style:family="paragraph" style:parent-style-name="Text_20_body">
      <style:text-properties fo:font-size="9pt" fo:language="en" fo:country="GB" fo:font-weight="bold" officeooo:paragraph-rsid="004c703b" style:font-size-asian="9pt" style:font-weight-asian="bold" style:font-size-complex="9pt"/>
    </style:style>
    <style:style style:name="P33" style:family="paragraph" style:parent-style-name="Text_20_body">
      <style:text-properties fo:font-size="9pt" fo:language="en" fo:country="GB" officeooo:paragraph-rsid="004aa9c5" style:font-size-asian="9pt" style:font-size-complex="9pt"/>
    </style:style>
    <style:style style:name="P34" style:family="paragraph" style:parent-style-name="Text_20_body">
      <style:text-properties fo:font-size="9pt" fo:language="en" fo:country="GB" officeooo:paragraph-rsid="004c703b" style:font-size-asian="9pt" style:font-size-complex="9pt"/>
    </style:style>
    <style:style style:name="P35" style:family="paragraph" style:parent-style-name="Text_20_body">
      <style:text-properties fo:font-size="9pt" fo:font-weight="bold" officeooo:paragraph-rsid="004c703b" style:font-size-asian="9pt" style:font-weight-asian="bold" style:font-size-complex="9pt"/>
    </style:style>
    <style:style style:name="P36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37" style:family="paragraph" style:parent-style-name="Text_20_body">
      <style:text-properties style:font-name="Liberation Serif" fo:font-size="9pt" officeooo:rsid="003f18fe" officeooo:paragraph-rsid="003f18fe" style:font-size-asian="9pt" style:font-size-complex="9pt"/>
    </style:style>
    <style:style style:name="P38" style:family="paragraph" style:parent-style-name="Text_20_body">
      <style:text-properties style:font-name="Liberation Serif" fo:font-size="9pt" fo:font-weight="bold" officeooo:rsid="003f18fe" officeooo:paragraph-rsid="003f18fe" style:font-size-asian="9pt" style:font-weight-asian="bold" style:font-size-complex="9pt" style:font-weight-complex="bold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  <style:style style:name="T10" style:family="text">
      <style:text-properties fo:font-variant="normal" fo:text-transform="none" fo:color="#111111" style:font-name="Liberation Serif" fo:letter-spacing="normal" fo:font-style="normal" fo:font-weight="normal"/>
    </style:style>
    <style:style style:name="T11" style:family="text">
      <style:text-properties fo:font-variant="normal" fo:text-transform="none" fo:color="#111111" style:font-name="Liberation Serif" fo:letter-spacing="normal" fo:font-style="normal" fo:font-weight="normal" officeooo:rsid="003aed47" style:font-weight-asian="bold" style:font-weight-complex="bold"/>
    </style:style>
    <style:style style:name="T12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7">sudo apt-get update</text:p>
      <text:p text:style-name="P17">sudo apt-get upgrade</text:p>
      <text:p text:style-name="P12"/>
      <text:p text:style-name="P1">Instalacja Javy JRE I JDK:</text:p>
      <text:p text:style-name="P12">sudo apt-get install default-jre</text:p>
      <text:p text:style-name="P12">sudo apt-get install default-jdk</text:p>
      <text:p text:style-name="P12">java -version</text:p>
      <text:p text:style-name="P12">javac -version</text:p>
      <text:p text:style-name="P12"/>
      <text:p text:style-name="P1">Instalacja I konfiguracja Intellij:</text:p>
      <text:p text:style-name="P12">download IntelliJ</text:p>
      <text:p text:style-name="P12">navigate to the download folder</text:p>
      <text:p text:style-name="P12">sudo tar xf ideaIC—*.tar.gz -C /opt/</text:p>
      <text:p text:style-name="P12">after unpacking:</text:p>
      <text:p text:style-name="P12">cd /opt/ideaIU-*</text:p>
      <text:p text:style-name="P12">cd bin</text:p>
      <text:p text:style-name="P12">sh idea.sh .</text:p>
      <text:p text:style-name="P12">Launch IntelliJ and CTRL+SHIFT+ALT+S:</text:p>
      <text:p text:style-name="P12">set default SDK</text:p>
      <text:p text:style-name="P12"/>
      <text:p text:style-name="P1">Instalacja gita:</text:p>
      <text:p text:style-name="P12">sudo apt-get install git</text:p>
      <text:p text:style-name="P12">git –version</text:p>
      <text:p text:style-name="P12">sudo apt install gitk</text:p>
      <text:p text:style-name="P18">sudo apt install git-flow</text:p>
      <text:p text:style-name="P12"/>
      <text:p text:style-name="P2">Konfiguracja gita:</text:p>
      <text:p text:style-name="P13">git config --global user.name "Adam Smakulski"</text:p>
      <text:p text:style-name="P13">git config --global user.email "adam.smakulski@gmail.com"</text:p>
      <text:p text:style-name="P13">git config --global credential.helper store</text:p>
      <text:p text:style-name="P13">git config --global core.editor nano</text:p>
      <text:p text:style-name="P12"/>
      <text:p text:style-name="P12"><text:span text:style-name="T7">S</text:span>tworzyc plik .gitignore I wpisac do niego:</text:p>
      <text:p text:style-name="P12">.idea</text:p>
      <text:p text:style-name="P12">out/</text:p>
      <text:p text:style-name="P12">lub zainstalowac wtyczke do IDEA. Using IDE built-in plugin system:</text:p>
      <text:p text:style-name="P12">File&gt;&gt;Plugins&gt;&gt;Browse Reporitories&gt;&gt;.gitignore</text:p>
      <text:p text:style-name="P12"/>
      <text:p text:style-name="P1">Helpers:</text:p>
      <text:p text:style-name="P3">For Hibernating, Suspending and other advanced options, install from Activities:</text:p>
      <text:p text:style-name="P23">GNOME Tweaks</text:p>
      <text:p text:style-name="P4"/>
      <text:p text:style-name="P4">File Commander</text:p>
      <text:p text:style-name="P24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12">sudo apt install gstreamer1.0-plugins-bad gstreamer1.0-libav</text:p>
      <text:p text:style-name="P12"/>
      <text:p text:style-name="P31">Delete a local branch</text:p>
      <text:p text:style-name="P33">git branch -d the_local_branch</text:p>
      <text:p text:style-name="P31">Delete a remote branch (if you know what you are doing!)</text:p>
      <text:p text:style-name="P29">git push origin --delete the_remote_branch</text:p>
      <text:p text:style-name="P1"/>
      <text:p text:style-name="P1">Remove directory from git and local</text:p>
      <text:p text:style-name="P12">You could checkout 'master' with both directories;</text:p>
      <text:p text:style-name="P12">git rm -r one-of-the-directories</text:p>
      <text:p text:style-name="P12">git commit -m "Remove duplicated directory"</text:p>
      <text:p text:style-name="P12">git push origin &lt;your-git-branch&gt; (typically 'master', but not always)</text:p>
      <text:p text:style-name="P12"><text:soft-page-break/></text:p>
      <text:p text:style-name="P1">Remove directory from git but NOT local</text:p>
      <text:p text:style-name="P12">git rm -r --cached myFolder</text:p>
      <text:p text:style-name="P12"/>
      <text:p text:style-name="P35">Fetch all remote branches:</text:p>
      <text:p text:style-name="P34">Git fetch --all</text:p>
      <text:p text:style-name="P34">git branch -v -a</text:p>
      <text:p text:style-name="P32">Switch to any fetched branch and create local:</text:p>
      <text:p text:style-name="P30">git checkout -b test origin/test</text:p>
      <text:p text:style-name="P5"/>
      <text:p text:style-name="P5">Unlinking local repository from remote:</text:p>
      <text:p text:style-name="P14"><text:span text:style-name="T3">D</text:span>elete the config settings fro<text:span text:style-name="T1">m</text:span> .<text:span text:style-name="T1">git/config with:</text:span></text:p>
      <text:p text:style-name="P15">git remote rm origin</text:p>
      <text:p text:style-name="P14">The<text:span text:style-name="T2">n to get rid of th FETCH_HEAD which still points to github, do:</text:span></text:p>
      <text:p text:style-name="P15">rm .git/FETCH_HEAD</text:p>
      <text:p text:style-name="P12"/>
      <text:p text:style-name="P1">remove from the index with:</text:p>
      <text:p text:style-name="P12">git rm --cached jjdz5-materialy</text:p>
      <text:p text:style-name="P12"/>
      <text:p text:style-name="P1">wyswietl partycje:</text:p>
      <text:p text:style-name="P12">sudo lsblk -o NAME,FSTYPE,SIZE,MOUNTPOINT,</text:p>
      <text:p text:style-name="P12"/>
      <text:p text:style-name="P10">Switch to root user</text:p>
      <text:p text:style-name="P22">sudo su</text:p>
      <text:p text:style-name="P12"/>
      <text:p text:style-name="P16"><text:span text:style-name="T4">Resetowanie lokalnego master brancha to aktualnego remote master brancha</text:span> </text:p>
      <text:p text:style-name="P16"><text:span text:style-name="T9">git </text:span>checkout master</text:p>
      <text:p text:style-name="P16"><text:span text:style-name="T9">git </text:span>fetch origin</text:p>
      <text:p text:style-name="P16">git reset --hard origin/master</text:p>
      <text:p text:style-name="P16"/>
      <text:p text:style-name="P8">Po przeniesieniu calego folderu z projektami na nowy komputer, w kazdym projekcie/module zrobic:</text:p>
      <text:p text:style-name="P19">git reset –hard HEAD</text:p>
      <text:p text:style-name="P16"/>
      <text:p text:style-name="P6"><text:span text:style-name="T6">Zawansonana konfiguracja</text:span> </text:p>
      <text:p text:style-name="P25">dConf z Ubuntu Software</text:p>
      <text:p text:style-name="P26">idle-brightness</text:p>
      <text:p text:style-name="P28">disable-hover-click</text:p>
      <text:p text:style-name="P26"/>
      <text:p text:style-name="P27"><text:span text:style-name="T4">Znajdz </text:span><text:span text:style-name="T5">i</text:span><text:span text:style-name="T4"> edytuj git config</text:span></text:p>
      <text:p text:style-name="P36">git config --global -e</text:p>
      <text:p text:style-name="P16"/>
      <text:p text:style-name="P16"/>
      <text:p text:style-name="P7">Konfiguracja GRUB Bootloader</text:p>
      <text:p text:style-name="P12">sudo add-apt-repository ppa:danielrichter2007/grub-customizer</text:p>
      <text:p text:style-name="P12">sudo apt-get update</text:p>
      <text:p text:style-name="P12">sudo apt-get install grub-customizer</text:p>
      <text:p text:style-name="P12"/>
      <text:p text:style-name="P11"><text:span text:style-name="T12">Na wypadek gdy IDEA nie chce sie updateowac w zwiazku z brakiem uprawnien, </text:span><text:span text:style-name="T11">s</text:span><text:span text:style-name="T10">et the user and group of your idea folder to yourself. (or a group that you share with other users, if you need):</text:span></text:p>
      <text:p text:style-name="P20">sudo chown -R $(whoami) /opt/idea-IU-181.5281.24/</text:p>
      <text:p text:style-name="P12"/>
      <text:p text:style-name="P9">How to run Docker commands without sudo</text:p>
      <text:p text:style-name="P21">sudo usermod -aG docker &lt;&lt;&lt;NAZWA USERA&gt;&gt;&gt;</text:p>
      <text:p text:style-name="P21"/>
      <text:p text:style-name="P21"/>
      <text:p text:style-name="P21"/>
      <text:p text:style-name="P21"/>
      <text:p text:style-name="P21"/>
      <text:p text:style-name="P21"/>
      <text:p text:style-name="P9"><text:soft-page-break/>Resetting IDEA IntelliJ Evaluation period</text:p>
      <text:p text:style-name="P21">echo "removeing evaluation key"</text:p>
      <text:p text:style-name="P21">rm ~/.IntelliJIdea2018.2/config/eval/idea182.evaluation.key</text:p>
      <text:p text:style-name="P21"/>
      <text:p text:style-name="P21">echo "resetting evalsprt in options.xml"</text:p>
      <text:p text:style-name="P21">sed -i '/evlsprt/d' ~/.IntelliJIdea2018.2/config/options/options.xml</text:p>
      <text:p text:style-name="P21"/>
      <text:p text:style-name="P21">echo "resetting evalsprt in prefs.xml"</text:p>
      <text:p text:style-name="P21">sed -i '/evlsprt/d' ~/.java/.userPrefs/prefs.xml</text:p>
      <text:p text:style-name="P21"/>
      <text:p text:style-name="P21">remove all folders from:</text:p>
      <text:p text:style-name="P21">/home/adam/.java/.userPrefs/jetbrains/ide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8-29T00:58:13.375707493</dc:date>
    <meta:editing-duration>P2DT13H6M15S</meta:editing-duration>
    <meta:editing-cycles>63</meta:editing-cycles>
    <meta:generator>LibreOffice/6.0.3.2$Linux_X86_64 LibreOffice_project/00m0$Build-2</meta:generator>
    <meta:document-statistic meta:table-count="0" meta:image-count="0" meta:object-count="0" meta:page-count="3" meta:paragraph-count="96" meta:word-count="469" meta:character-count="3339" meta:non-whitespace-character-count="2975"/>
  </office:meta>
</office:document-meta>
</file>